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E0000005E88D61E5A1AAE6525D.jpg" manifest:media-type="image/jpeg"/>
  <manifest:file-entry manifest:full-path="Pictures/10000000000007E0000005E85E56802C2A837DD5.jpg" manifest:media-type="image/jpeg"/>
  <manifest:file-entry manifest:full-path="Pictures/10000000000007E0000005E81A6502716655EE5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1.06cm" fo:min-width="4.73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1.66cm" fo:min-width="4.23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1.16cm" fo:min-width="4.13cm" fo:padding-top="0.15cm" fo:padding-bottom="0.15cm" fo:padding-left="0.275cm" fo:padding-right="0.275cm"/>
    </style:style>
    <style:style style:name="gr7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8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1.86cm" fo:min-width="4.73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911cm"/>
      <style:paragraph-properties style:writing-mode="lr-tb"/>
    </style:style>
    <style:style style:name="gr10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1.06cm" fo:min-width="3.23cm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1.05cm" fo:min-width="3.93cm" fo:padding-top="0.15cm" fo:padding-bottom="0.15cm" fo:padding-left="0.275cm" fo:padding-right="0.275cm"/>
    </style:style>
    <style:style style:name="gr12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96cm" fo:min-width="3.63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1.86cm" svg:height="16.4cm" svg:x="1.747cm" svg:y="0.728cm">
          <draw:image xlink:href="Pictures/10000000000007E0000005E81A6502716655EE58.jpg" xlink:type="simple" xlink:show="embed" xlink:actuate="onLoad" draw:mime-type="image/jpeg">
            <text:p/>
          </draw:image>
        </draw:frame>
        <draw:g>
          <draw:custom-shape draw:style-name="gr2" draw:text-style-name="P2" draw:layer="layout" svg:width="5.28cm" svg:height="1.36cm" svg:x="2.016cm" svg:y="1.089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334cm" svg:height="0.962cm" svg:x="2.116cm" svg:y="1.289cm">
            <draw:text-box>
              <text:p>Helmholtz-Spule</text:p>
            </draw:text-box>
          </draw:frame>
        </draw:g>
        <draw:g>
          <draw:custom-shape draw:style-name="gr4" draw:text-style-name="P2" draw:layer="layout" svg:width="4.78cm" svg:height="1.96cm" svg:x="6.704cm" svg:y="4.489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4.796cm" svg:height="1.673cm" svg:x="6.804cm" svg:y="4.689cm">
            <draw:text-box>
              <text:p>Messbrett mit Bohrungen</text:p>
            </draw:text-box>
          </draw:frame>
        </draw:g>
        <draw:g>
          <draw:custom-shape draw:style-name="gr6" draw:text-style-name="P2" draw:layer="layout" svg:width="4.68cm" svg:height="1.46cm" svg:x="13.192cm" svg:y="10.6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4.708cm" svg:height="0.962cm" svg:x="13.292cm" svg:y="10.889cm">
            <draw:text-box>
              <text:p><text:s text:c="6"/>-Maßstab</text:p>
            </draw:text-box>
          </draw:frame>
          <draw:g>
            <svg:title>TexMaths</svg:title>
            <svg:desc>18§latex§$\mathrm{mm}$§svg§600§TRUE§</svg:desc>
            <draw:g>
              <draw:path draw:style-name="gr7" draw:text-style-name="P4" draw:layer="layout" svg:width="0.491cm" svg:height="0.274cm" svg:x="13.542cm" svg:y="11.294cm" svg:viewBox="0 0 492 275" svg:d="M50 61c0 56 0 112 0 168 0 26-7 26-50 26 0 7 0 13 0 20 23 0 54-2 72-2 16 0 48 2 70 2 0-7 0-13 0-20-41 0-49 0-49-26 0-39 0-78 0-116 0-65 45-99 85-99 39 0 47 32 47 68 0 49 0 98 0 147 0 26-8 26-49 26 0 7 0 13 0 20 22 0 54-2 72-2 16 0 49 2 70 2 0-7 0-13 0-20-43 0-50 0-50-26 0-39 0-78 0-116 0-65 45-99 86-99 40 0 47 32 47 68 0 49 0 98 0 147 0 26-7 26-51 26 0 7 0 13 0 20 24 0 56-2 72-2 17 0 49 2 70 2 0-7 0-13 0-20-32 0-48 0-48-17 0-40 0-80 0-120 0-54 0-73-20-95-9-10-29-23-66-23-52 0-81 38-92 61-9-54-56-61-83-61-46 0-75 27-93 66 0-22 0-44 0-66-30 2-60 5-90 7 0 7 0 13 0 20 45 0 50 3 50 34z">
                <text:p/>
              </draw:path>
              <draw:path draw:style-name="gr7" draw:text-style-name="P4" draw:layer="layout" svg:width="0.491cm" svg:height="0.274cm" svg:x="14.069cm" svg:y="11.294cm" svg:viewBox="0 0 492 275" svg:d="M49 61c0 56 0 112 0 168 0 26-8 26-49 26 0 7 0 13 0 20 22 0 54-2 70-2 18 0 50 2 72 2 0-7 0-13 0-20-43 0-50 0-50-26 0-39 0-78 0-116 0-65 45-99 86-99 39 0 47 32 47 68 0 49 0 98 0 147 0 26-8 26-51 26 0 7 0 13 0 20 24 0 56-2 72-2s49 2 70 2c0-7 0-13 0-20-41 0-48 0-48-26 0-39 0-78 0-116 0-65 45-99 84-99 42 0 47 32 47 68 0 49 0 98 0 147 0 26-5 26-49 26 0 7 0 13 0 20 22 0 54-2 72-2 17 0 49 2 70 2 0-7 0-13 0-20-32 0-48 0-48-17 0-40 0-80 0-120 0-54 0-73-20-95-9-10-30-23-66-23-54 0-81 38-92 61-9-54-56-61-84-61-45 0-76 27-94 66 0-22 0-44 0-66-29 2-59 5-88 7 0 7 0 13 0 20 43 0 49 3 49 34z">
                <text:p/>
              </draw:path>
            </draw:g>
          </draw:g>
        </draw:g>
        <draw:g>
          <draw:custom-shape draw:style-name="gr8" draw:text-style-name="P2" draw:layer="layout" svg:width="5.28cm" svg:height="2.16cm" svg:x="20.604cm" svg:y="3.889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3" draw:layer="layout" svg:width="5.03cm" svg:height="1.673cm" svg:x="20.704cm" svg:y="4.089cm">
            <draw:text-box>
              <text:p>Netzgerät für Fadenstrahlrohr</text:p>
            </draw:text-box>
          </draw:frame>
        </draw:g>
        <draw:frame draw:style-name="gr1" draw:text-style-name="P1" draw:layer="layout" svg:width="13.46cm" svg:height="10.1cm" svg:x="22.09cm" svg:y="9.2cm">
          <draw:image xlink:href="Pictures/10000000000007E0000005E85E56802C2A837DD5.jpg" xlink:type="simple" xlink:show="embed" xlink:actuate="onLoad" draw:mime-type="image/jpeg">
            <text:p/>
          </draw:image>
        </draw:frame>
        <draw:g>
          <draw:custom-shape draw:style-name="gr10" draw:text-style-name="P2" draw:layer="layout" svg:width="3.78cm" svg:height="1.36cm" svg:x="22.404cm" svg:y="9.389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cm" svg:height="0.962cm" svg:x="22.504cm" svg:y="9.589cm">
            <draw:text-box>
              <text:p>Hall-Sonde</text:p>
            </draw:text-box>
          </draw:frame>
        </draw:g>
        <draw:frame draw:style-name="gr1" draw:text-style-name="P1" draw:layer="layout" svg:width="13.32cm" svg:height="10cm" svg:x="1.05cm" svg:y="15.2cm">
          <draw:image xlink:href="Pictures/10000000000007E0000005E88D61E5A1AAE6525D.jpg" xlink:type="simple" xlink:show="embed" xlink:actuate="onLoad" draw:mime-type="image/jpeg">
            <text:p/>
          </draw:image>
        </draw:frame>
        <draw:g>
          <draw:custom-shape draw:style-name="gr10" draw:text-style-name="P2" draw:layer="layout" svg:width="3.78cm" svg:height="1.36cm" svg:x="30.804cm" svg:y="17.189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cm" svg:height="0.962cm" svg:x="30.904cm" svg:y="17.389cm">
            <draw:text-box>
              <text:p>Multimeter</text:p>
            </draw:text-box>
          </draw:frame>
        </draw:g>
        <draw:g>
          <draw:custom-shape draw:style-name="gr11" draw:text-style-name="P2" draw:layer="layout" svg:width="4.48cm" svg:height="1.35cm" svg:x="1.204cm" svg:y="15.489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446cm" svg:height="0.962cm" svg:x="1.304cm" svg:y="15.689cm">
            <draw:text-box>
              <text:p>Zylinderspule</text:p>
            </draw:text-box>
          </draw:frame>
        </draw:g>
        <draw:g>
          <draw:custom-shape draw:style-name="gr12" draw:text-style-name="P2" draw:layer="layout" svg:width="4.18cm" svg:height="1.26cm" svg:x="2.39cm" svg:y="12.59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1cm" svg:height="0.962cm" svg:x="2.492cm" svg:y="12.689cm">
            <draw:text-box>
              <text:p>Bodenplatte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6cm" fo:page-height="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2-12-02T11:49:15.209691634</dc:date>
    <meta:editing-duration>PT1H33M42S</meta:editing-duration>
    <meta:editing-cycles>17</meta:editing-cycles>
    <meta:generator>LibreOffice/7.3.7.2$Linux_X86_64 LibreOffice_project/30$Build-2</meta:generator>
    <meta:document-statistic meta:object-count="31"/>
  </office:meta>
</office:document-meta>
</file>